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line-height="normal"/>
    </style:style>
    <style:style style:name="P2" style:family="paragraph">
      <style:paragraph-properties fo:line-height="2000"/>
    </style:style>
    <style:style style:name="P3" style:family="paragraph">
      <style:paragraph-properties fo:line-height="50%"/>
    </style:style>
  </office:automatic-styles>
  <office:body>
    <office:text>
      <text:p text:style-name="P1">
     This is an example of paragraph with normal fixed line height. This is an example of paragraph with normal fixed line height. This is an example of paragraph with normal fixed line height.
   </text:p>
      <text:p/>
      <text:p/>
      <text:p/>
      <text:p text:style-name="P2">
     This is an example of paragraph with 2000 fixed line height. This is an example of paragraph with 2000 fixed line height. This is an example of paragraph with 2000 fixed line height.
   </text:p>
      <text:p/>
      <text:p/>
      <text:p/>
      <text:p text:style-name="P3">
     This is an example of paragraph with 50% fixed line height. This is an example of paragraph with 50% fixed line height. This is an example of paragraph with 50% fixed line heig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